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6.748125cm" style:use-optimal-column-width="true"/>
    </style:style>
    <style:style style:name="co2" style:family="table-column">
      <style:table-column-properties fo:break-before="auto" style:column-width="7.223125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3.7703125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4.9609375cm" style:use-optimal-column-width="true"/>
    </style:style>
    <style:style style:name="co7" style:family="table-column">
      <style:table-column-properties fo:break-before="auto" style:column-width="2.15635416666667cm" style:use-optimal-column-width="true"/>
    </style:style>
    <style:style style:name="co8" style:family="table-column">
      <style:table-column-properties fo:break-before="auto" style:column-width="1.3096875cm" style:use-optimal-column-width="true"/>
    </style:style>
    <style:style style:name="co9" style:family="table-column">
      <style:table-column-properties fo:break-before="auto" style:column-width="2.12989583333333cm" style:use-optimal-column-width="true"/>
    </style:style>
    <style:style style:name="co10" style:family="table-column">
      <style:table-column-properties fo:break-before="auto" style:column-width="42.2407291666667cm" style:use-optimal-column-width="true"/>
    </style:style>
    <style:style style:name="co11" style:family="table-column">
      <style:table-column-properties fo:break-before="auto" style:column-width="21.6826041666667cm" style:use-optimal-column-width="true"/>
    </style:style>
    <style:style style:name="co12" style:family="table-column">
      <style:table-column-properties fo:break-before="auto" style:column-width="2.43416666666667cm" style:use-optimal-column-width="true"/>
    </style:style>
    <style:style style:name="co13" style:family="table-column">
      <style:table-column-properties fo:break-before="auto" style:column-width="2.1828125cm" style:use-optimal-column-width="true"/>
    </style:style>
    <style:style style:name="co14" style:family="table-column">
      <style:table-column-properties fo:break-before="auto" style:column-width="9.3265625cm" style:use-optimal-column-width="true"/>
    </style:style>
    <style:style style:name="co15" style:family="table-column">
      <style:table-column-properties fo:break-before="auto" style:column-width="4.365625cm" style:use-optimal-column-width="true"/>
    </style:style>
    <style:style style:name="co16" style:family="table-column">
      <style:table-column-properties fo:break-before="auto" style:column-width="11.826875cm" style:use-optimal-column-width="true"/>
    </style:style>
    <style:style style:name="co17" style:family="table-column">
      <style:table-column-properties fo:break-before="auto" style:column-width="5.6753125cm" style:use-optimal-column-width="true"/>
    </style:style>
    <style:style style:name="co18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n-Mar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2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style-name="ce1">
            <text:p>Customer_Name</text:p>
          </table:table-cell>
          <table:table-cell office:value-type="string" table:style-name="ce1">
            <text:p>Reseller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Machine_Name</text:p>
          </table:table-cell>
          <table:table-cell office:value-type="string" table:style-name="ce2">
            <text:p>Issued_On</text:p>
          </table:table-cell>
          <table:table-cell office:value-type="string" table:style-name="ce1">
            <text:p>Issued_By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roduction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License_Name</text:p>
          </table:table-cell>
          <table:table-cell office:value-type="string" table:style-name="ce1">
            <text:p>PayRoyalties</text:p>
          </table:table-cell>
          <table:table-cell office:value-type="string" table:style-name="ce2">
            <text:p>Expires_On</text:p>
          </table:table-cell>
          <table:table-cell office:value-type="string" table:style-name="ce1">
            <text:p>Upgraded from license name</text:p>
          </table:table-cell>
          <table:table-cell office:value-type="string" table:style-name="ce1">
            <text:p>Upgraded from Version</text:p>
          </table:table-cell>
          <table:table-cell office:value-type="string" table:style-name="ce1">
            <text:p>Transfered from license name</text:p>
          </table:table-cell>
          <table:table-cell office:value-type="string" table:style-name="ce1">
            <text:p>License.Signed_Transfer_For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dor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CAC-SVR-W20</text:p>
          </table:table-cell>
          <table:table-cell office:value-type="date" office:date-value="2021-03-08T09:46:19" table:style-name="ce2">
            <text:p>3/8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testing</text:p>
          </table:table-cell>
          <table:table-cell office:value-type="string" table:style-name="ce1">
            <text:p>Granicus_CA_Amador County CA_IDShield_Server_CAC-SVR-W20_2021-04-01</text:p>
          </table:table-cell>
          <table:table-cell office:value-type="string" table:style-name="ce1">
            <text:p>No</text:p>
          </table:table-cell>
          <table:table-cell office:value-type="date" office:date-value="2021-04-01T00:00:00" table:style-name="ce2">
            <text:p>4/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dor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CAC-SVR-W20</text:p>
          </table:table-cell>
          <table:table-cell office:value-type="date" office:date-value="2021-01-12T09:49:05" table:style-name="ce2">
            <text:p>1/12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tending expired test license for testing</text:p>
          </table:table-cell>
          <table:table-cell office:value-type="string" table:style-name="ce1">
            <text:p>Granicus_CA_Amador County CA_FlexIndex_IDShield_Server_CAC-SVR-W20_2021-02-11</text:p>
          </table:table-cell>
          <table:table-cell office:value-type="string" table:style-name="ce1">
            <text:p>No</text:p>
          </table:table-cell>
          <table:table-cell office:value-type="date" office:date-value="2021-02-11T09:49:05" table:style-name="ce2">
            <text:p>2/1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dor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CAC-SVR-W20</text:p>
          </table:table-cell>
          <table:table-cell office:value-type="date" office:date-value="2021-03-08T13:19:44" table:style-name="ce2">
            <text:p>3/8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testing - Updated W/ No Counters and PDF; per previous testing licenses</text:p>
          </table:table-cell>
          <table:table-cell office:value-type="string" table:style-name="ce1">
            <text:p>Granicus_CA_Amador_IDShield_CAC-SVR-W20_Server_UpdatedTemp2021-04-01</text:p>
          </table:table-cell>
          <table:table-cell office:value-type="string" table:style-name="ce1">
            <text:p>No</text:p>
          </table:table-cell>
          <table:table-cell office:value-type="date" office:date-value="2021-04-01T00:00:00" table:style-name="ce2">
            <text:p>4/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rtholomew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BARTH03796</text:p>
          </table:table-cell>
          <table:table-cell office:value-type="date" office:date-value="2021-02-23T09:37:56" table:style-name="ce2">
            <text:p>2/23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RECORDERG_-1</text:p>
          </table:table-cell>
          <table:table-cell office:value-type="string" table:style-name="ce1">
            <text:p>Computer Systems Inc. (CSI)_IN_Bartholomew County IN_IDShield_Client_BARTH03796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ackford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BCC-REC2</text:p>
          </table:table-cell>
          <table:table-cell office:value-type="date" office:date-value="2021-01-27T10:07:52" table:style-name="ce2">
            <text:p>1/27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BCC-REC210</text:p>
          </table:table-cell>
          <table:table-cell office:value-type="string" table:style-name="ce1">
            <text:p>Computer Systems Inc. (CSI)_IN_Blackford County IN_IDShield_Client_BCC-REC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ackford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BCC-REC01</text:p>
          </table:table-cell>
          <table:table-cell office:value-type="date" office:date-value="2021-01-19T14:13:40" table:style-name="ce2">
            <text:p>1/19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BCC RECWIN7</text:p>
          </table:table-cell>
          <table:table-cell office:value-type="string" table:style-name="ce1">
            <text:p>Computer Systems Inc. (CSI)_IN_Blackford County IN_IDShield_Client_BCC-REC0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ow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COURT3234</text:p>
          </table:table-cell>
          <table:table-cell office:value-type="date" office:date-value="2021-02-08T11:32:18" table:style-name="ce2">
            <text:p>2/8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mputer Systems Inc. (CSI)_IN_Brown County IN_IDShield_Client_COURT3234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nton Municipal Court</text:p>
          </table:table-cell>
          <table:table-cell table:style-name="ce1"/>
          <table:table-cell office:value-type="string" table:style-name="ce1">
            <text:p>10.2.0</text:p>
          </table:table-cell>
          <table:table-cell office:value-type="string" table:style-name="ce1">
            <text:p>CIVIL-EREED</text:p>
          </table:table-cell>
          <table:table-cell office:value-type="date" office:date-value="2021-01-26T08:53:25" table:style-name="ce2">
            <text:p>1/26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CIVILCLERK2</text:p>
          </table:table-cell>
          <table:table-cell office:value-type="string" table:style-name="ce1">
            <text:p>OH_Canton Municipal Court_IDShield_Client_CIVIL-EREED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s County MN</text:p>
          </table:table-cell>
          <table:table-cell office:value-type="string" table:style-name="ce1">
            <text:p>Tyler (Formerly CSA)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DOCPROAIS</text:p>
          </table:table-cell>
          <table:table-cell office:value-type="date" office:date-value="2021-02-25T11:18:30" table:style-name="ce2">
            <text:p>2/25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icense for 11.5 upgrade; previous license was unlimited and for version 8 minus file inspector</text:p>
          </table:table-cell>
          <table:table-cell office:value-type="string" table:style-name="ce1">
            <text:p>NoFileInspector_Tyler (Formerly CSA)_MN_Cass County MN_FlexIndex_Server_DOCPROAIS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s County MN</text:p>
          </table:table-cell>
          <table:table-cell office:value-type="string" table:style-name="ce1">
            <text:p>Tyler (Formerly CSA)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DOCPROAIS</text:p>
          </table:table-cell>
          <table:table-cell office:value-type="date" office:date-value="2021-02-25T10:23:09" table:style-name="ce2">
            <text:p>2/25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icense for 11.5 upgrade; previous license was unlimited and for version 8</text:p>
          </table:table-cell>
          <table:table-cell office:value-type="string" table:style-name="ce1">
            <text:p>Tyler (Formerly CSA)_MN_Cass County MN_FlexIndex_Server_DOCPROAIS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munity Behavioral Health (CBH) - City of Philadelphia</text:p>
          </table:table-cell>
          <table:table-cell table:style-name="ce1"/>
          <table:table-cell office:value-type="string" table:style-name="ce1">
            <text:p>11.3.1</text:p>
          </table:table-cell>
          <table:table-cell office:value-type="string" table:style-name="ce1">
            <text:p>BC14317_X64</text:p>
          </table:table-cell>
          <table:table-cell office:value-type="date" office:date-value="2021-03-03T16:06:05" table:style-name="ce2">
            <text:p>3/3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LMARRER01_W7</text:p>
          </table:table-cell>
          <table:table-cell office:value-type="string" table:style-name="ce1">
            <text:p>PA_Community Behavioral Health (CBH) - City of Philadelphia_IDShield_Client_BC14317_X64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munity Behavioral Health (CBH) - City of Philadelphia</text:p>
          </table:table-cell>
          <table:table-cell table:style-name="ce1"/>
          <table:table-cell office:value-type="string" table:style-name="ce1">
            <text:p>11.3.1</text:p>
          </table:table-cell>
          <table:table-cell office:value-type="string" table:style-name="ce1">
            <text:p>BC111036_X64</text:p>
          </table:table-cell>
          <table:table-cell office:value-type="date" office:date-value="2021-03-24T12:02:23" table:style-name="ce2">
            <text:p>3/24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TMACFARLAND_W7</text:p>
          </table:table-cell>
          <table:table-cell office:value-type="string" table:style-name="ce1">
            <text:p>PA_Community Behavioral Health (CBH) - City of Philadelphia_IDShield_Client_BC111036_X64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munity Behavioral Health (CBH) - City of Philadelphia</text:p>
          </table:table-cell>
          <table:table-cell table:style-name="ce1"/>
          <table:table-cell office:value-type="string" table:style-name="ce1">
            <text:p>11.3.1</text:p>
          </table:table-cell>
          <table:table-cell office:value-type="string" table:style-name="ce1">
            <text:p>BC14329_X64</text:p>
          </table:table-cell>
          <table:table-cell office:value-type="date" office:date-value="2021-03-09T11:24:58" table:style-name="ce2">
            <text:p>3/9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CLEARY_W7</text:p>
          </table:table-cell>
          <table:table-cell office:value-type="string" table:style-name="ce1">
            <text:p>PA_Community Behavioral Health (CBH) - City of Philadelphia_IDShield_Client_BC14329_X64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munity Behavioral Health (CBH) - City of Philadelphia</text:p>
          </table:table-cell>
          <table:table-cell table:style-name="ce1"/>
          <table:table-cell office:value-type="string" table:style-name="ce1">
            <text:p>10.3.1</text:p>
          </table:table-cell>
          <table:table-cell office:value-type="string" table:style-name="ce1">
            <text:p>BC14317_X64</text:p>
          </table:table-cell>
          <table:table-cell office:value-type="date" office:date-value="2021-03-03T15:27:08" table:style-name="ce2">
            <text:p>3/3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wrong version</text:p>
          </table:table-cell>
          <table:table-cell office:value-type="string" table:style-name="ce1">
            <text:p>PA_Community Behavioral Health (CBH) - City of Philadelphia_IDShield_Client_BC14317_X64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ra Costa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3.1</text:p>
          </table:table-cell>
          <table:table-cell office:value-type="string" table:style-name="ce1">
            <text:p>226098-29</text:p>
          </table:table-cell>
          <table:table-cell office:value-type="date" office:date-value="2021-01-12T09:44:25" table:style-name="ce2">
            <text:p>1/12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tending test license one more month for Amador testing</text:p>
          </table:table-cell>
          <table:table-cell office:value-type="string" table:style-name="ce1">
            <text:p>Granicus_CA_Contra Costa County CA_FlexIndex_IDShield_Server_226098-29_2021-02-11</text:p>
          </table:table-cell>
          <table:table-cell office:value-type="string" table:style-name="ce1">
            <text:p>No</text:p>
          </table:table-cell>
          <table:table-cell office:value-type="date" office:date-value="2021-02-11T09:44:25" table:style-name="ce2">
            <text:p>2/1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llas County, TX District Attorney</text:p>
          </table:table-cell>
          <table:table-cell table:style-name="ce1"/>
          <table:table-cell office:value-type="string" table:style-name="ce1">
            <text:p>10.0.0</text:p>
          </table:table-cell>
          <table:table-cell office:value-type="string" table:style-name="ce1">
            <text:p>D16DC1OCRED2</text:p>
          </table:table-cell>
          <table:table-cell office:value-type="date" office:date-value="2021-02-03T15:00:44" table:style-name="ce2">
            <text:p>2/3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red from D08SC1OCRED2</text:p>
          </table:table-cell>
          <table:table-cell office:value-type="string" table:style-name="ce1">
            <text:p>TX_DallasCountyDA_D16DC1OCRED2_IDShield_Server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llas County, TX District Attorney</text:p>
          </table:table-cell>
          <table:table-cell table:style-name="ce1"/>
          <table:table-cell office:value-type="string" table:style-name="ce1">
            <text:p>10.0.0</text:p>
          </table:table-cell>
          <table:table-cell office:value-type="string" table:style-name="ce1">
            <text:p>D16DC1OCRED3</text:p>
          </table:table-cell>
          <table:table-cell office:value-type="date" office:date-value="2021-02-03T15:02:08" table:style-name="ce2">
            <text:p>2/3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red from D08SC1OCRED3</text:p>
          </table:table-cell>
          <table:table-cell office:value-type="string" table:style-name="ce1">
            <text:p>TX_DallasCountyDA_D16DC1OCRED3_IDShield_Server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llas County, TX District Attorney</text:p>
          </table:table-cell>
          <table:table-cell table:style-name="ce1"/>
          <table:table-cell office:value-type="string" table:style-name="ce1">
            <text:p>10.0.0</text:p>
          </table:table-cell>
          <table:table-cell office:value-type="string" table:style-name="ce1">
            <text:p>D16DC1OCRED1</text:p>
          </table:table-cell>
          <table:table-cell office:value-type="date" office:date-value="2021-02-03T14:46:51" table:style-name="ce2">
            <text:p>2/3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red from D08SC1OCRED1</text:p>
          </table:table-cell>
          <table:table-cell office:value-type="string" table:style-name="ce1">
            <text:p>TX_DallasCountyDA_D16DC1OCRED1_IDShield_Server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vidson County Circuit Court Clerk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CCC0282</text:p>
          </table:table-cell>
          <table:table-cell office:value-type="date" office:date-value="2021-02-17T11:46:32" table:style-name="ce2">
            <text:p>2/17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N_Davidson County Circuit Court Clerk_IDShield_Client_CCC0282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HUWINSRV2K12</text:p>
          </table:table-cell>
          <table:table-cell office:value-type="date" office:date-value="2021-02-09T09:15:48" table:style-name="ce2">
            <text:p>2/9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HUWINSRV2K1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P-VM-WIN2012R2</text:p>
          </table:table-cell>
          <table:table-cell office:value-type="date" office:date-value="2021-01-25T09:21:57" table:style-name="ce2">
            <text:p>1/25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P-VM-WIN2012R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HUZWIN102019</text:p>
          </table:table-cell>
          <table:table-cell office:value-type="date" office:date-value="2021-01-08T08:13:13" table:style-name="ce2">
            <text:p>1/8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HUZWIN102019_2021-02-07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VOYAGER</text:p>
          </table:table-cell>
          <table:table-cell office:value-type="date" office:date-value="2021-02-24T14:16:05" table:style-name="ce2">
            <text:p>2/24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VOYAGER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0.0.0</text:p>
          </table:table-cell>
          <table:table-cell office:value-type="string" table:style-name="ce1">
            <text:p>VM-JENNY</text:p>
          </table:table-cell>
          <table:table-cell office:value-type="date" office:date-value="2021-02-08T14:31:49" table:style-name="ce2">
            <text:p>2/8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9.7.3.5</text:p>
          </table:table-cell>
          <table:table-cell office:value-type="string" table:style-name="ce1">
            <text:p>WI_Extract Systems_FlexIndex_IDShield_Server_VM-JENNY_2021-03-10</text:p>
          </table:table-cell>
          <table:table-cell office:value-type="string" table:style-name="ce1">
            <text:p>No</text:p>
          </table:table-cell>
          <table:table-cell office:value-type="date" office:date-value="2021-03-10T14:31:49" table:style-name="ce2">
            <text:p>3/10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NATWINSRV16</text:p>
          </table:table-cell>
          <table:table-cell office:value-type="date" office:date-value="2021-02-08T17:54:15" table:style-name="ce2">
            <text:p>2/8/2021</text:p>
          </table:table-cell>
          <table:table-cell office:value-type="string" table:style-name="ce1">
            <text:p>EXTRACT\nathaniel_hey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NATWINSRV16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TestMachine</text:p>
          </table:table-cell>
          <table:table-cell office:value-type="date" office:date-value="2021-02-26T12:10:14" table:style-name="ce2">
            <text:p>2/26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116_PerformanceTest_Counter_TestMachine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BRANDEN</text:p>
          </table:table-cell>
          <table:table-cell office:value-type="date" office:date-value="2021-02-02T20:27:14" table:style-name="ce2">
            <text:p>2/2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or Washington WCI web api internal practice</text:p>
          </table:table-cell>
          <table:table-cell office:value-type="string" table:style-name="ce1">
            <text:p>WI_Extract Systems_FlexIndex_Server_BRANDEN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NATVM10</text:p>
          </table:table-cell>
          <table:table-cell office:value-type="date" office:date-value="2021-01-12T13:52:01" table:style-name="ce2">
            <text:p>1/12/2021</text:p>
          </table:table-cell>
          <table:table-cell office:value-type="string" table:style-name="ce1">
            <text:p>EXTRACT\nathaniel_hey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NATVM10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HUWINSRV2K12</text:p>
          </table:table-cell>
          <table:table-cell office:value-type="date" office:date-value="2021-01-27T12:25:02" table:style-name="ce2">
            <text:p>1/27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Test_116_HUWINSRV2K1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AzureTest</text:p>
          </table:table-cell>
          <table:table-cell office:value-type="date" office:date-value="2021-03-10T10:37:56" table:style-name="ce2">
            <text:p>3/10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116_Build_27_LabDE_Server_AzureTest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PerformanceTest</text:p>
          </table:table-cell>
          <table:table-cell office:value-type="date" office:date-value="2021-02-16T15:38:48" table:style-name="ce2">
            <text:p>2/16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PerformanceTest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IN-G61LT892CK8</text:p>
          </table:table-cell>
          <table:table-cell office:value-type="date" office:date-value="2021-01-29T06:53:15" table:style-name="ce2">
            <text:p>1/29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WinSrv19_SqlSrv19_Server_WIN-G61LT892CK8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11-6-Test-SVR16</text:p>
          </table:table-cell>
          <table:table-cell office:value-type="date" office:date-value="2021-02-07T14:50:30" table:style-name="ce2">
            <text:p>2/7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6 Release Testing</text:p>
          </table:table-cell>
          <table:table-cell office:value-type="string" table:style-name="ce1">
            <text:p>WI_Extract Systems_Server_11-6-Test-SVR16_2021-03-09</text:p>
          </table:table-cell>
          <table:table-cell office:value-type="string" table:style-name="ce1">
            <text:p>No</text:p>
          </table:table-cell>
          <table:table-cell office:value-type="date" office:date-value="2021-03-09T14:50:30" table:style-name="ce2">
            <text:p>3/9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WIN-G61LT892CK8</text:p>
          </table:table-cell>
          <table:table-cell office:value-type="date" office:date-value="2021-03-11T07:57:58" table:style-name="ce2">
            <text:p>3/11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IN-G61LT892CK8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HUZWIN102019</text:p>
          </table:table-cell>
          <table:table-cell office:value-type="date" office:date-value="2021-02-11T11:21:09" table:style-name="ce2">
            <text:p>2/11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HUZWIN102019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OLDG</text:p>
          </table:table-cell>
          <table:table-cell office:value-type="date" office:date-value="2021-03-04T11:38:24" table:style-name="ce2">
            <text:p>3/4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Client_OLDG_Full_disableRuleCounter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VM-JENNY</text:p>
          </table:table-cell>
          <table:table-cell office:value-type="date" office:date-value="2021-03-17T14:04:15" table:style-name="ce2">
            <text:p>3/17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Server_VM-JENN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HUSIWINSRV16</text:p>
          </table:table-cell>
          <table:table-cell office:value-type="date" office:date-value="2021-01-26T06:09:52" table:style-name="ce2">
            <text:p>1/26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SQL19_Server_HUSIWINSRV16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DevTest</text:p>
          </table:table-cell>
          <table:table-cell office:value-type="date" office:date-value="2021-02-11T20:25:12" table:style-name="ce2">
            <text:p>2/11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st for web API documentation</text:p>
          </table:table-cell>
          <table:table-cell office:value-type="string" table:style-name="ce1">
            <text:p>WI_Extract Systems_API_Doc_Server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JIGGERY-POKERY</text:p>
          </table:table-cell>
          <table:table-cell office:value-type="date" office:date-value="2021-03-26T14:27:11" table:style-name="ce2">
            <text:p>3/26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JIGGERY-POKER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0.0.0</text:p>
          </table:table-cell>
          <table:table-cell office:value-type="string" table:style-name="ce1">
            <text:p>VM-JENNY</text:p>
          </table:table-cell>
          <table:table-cell office:value-type="date" office:date-value="2021-02-05T14:06:55" table:style-name="ce2">
            <text:p>2/5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9.7.3.5</text:p>
          </table:table-cell>
          <table:table-cell office:value-type="string" table:style-name="ce1">
            <text:p>WI_Extract Systems_Client__2021-03-07</text:p>
          </table:table-cell>
          <table:table-cell office:value-type="string" table:style-name="ce1">
            <text:p>No</text:p>
          </table:table-cell>
          <table:table-cell office:value-type="date" office:date-value="2021-03-07T14:06:55" table:style-name="ce2">
            <text:p>3/7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VM-JENNY</text:p>
          </table:table-cell>
          <table:table-cell office:value-type="date" office:date-value="2021-03-01T14:01:18" table:style-name="ce2">
            <text:p>3/1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VM-JENNY_2021-03-31</text:p>
          </table:table-cell>
          <table:table-cell office:value-type="string" table:style-name="ce1">
            <text:p>No</text:p>
          </table:table-cell>
          <table:table-cell office:value-type="date" office:date-value="2021-03-31T14:01:18" table:style-name="ce2">
            <text:p>3/3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11-3-Patch-Test</text:p>
          </table:table-cell>
          <table:table-cell office:value-type="date" office:date-value="2021-02-04T17:00:13" table:style-name="ce2">
            <text:p>2/4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3 patch test for Essentia</text:p>
          </table:table-cell>
          <table:table-cell office:value-type="string" table:style-name="ce1">
            <text:p>WI_Extract Systems_FlexIndex_IDShield_LabDE_Server_11-3-Patch-Test_2021-03-06</text:p>
          </table:table-cell>
          <table:table-cell office:value-type="string" table:style-name="ce1">
            <text:p>No</text:p>
          </table:table-cell>
          <table:table-cell office:value-type="date" office:date-value="2021-03-06T17:00:13" table:style-name="ce2">
            <text:p>3/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TestMachine</text:p>
          </table:table-cell>
          <table:table-cell office:value-type="date" office:date-value="2021-02-23T08:27:46" table:style-name="ce2">
            <text:p>2/23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Azure_116_TestMachine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IN-7T9AVCUJV7Q</text:p>
          </table:table-cell>
          <table:table-cell office:value-type="date" office:date-value="2021-02-02T20:43:57" table:style-name="ce2">
            <text:p>2/2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WCI web api practice</text:p>
          </table:table-cell>
          <table:table-cell office:value-type="string" table:style-name="ce1">
            <text:p>WI_WebAPI_FlexIndex_Server_WIN-7T9AVCUJV7Q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TestMachine</text:p>
          </table:table-cell>
          <table:table-cell office:value-type="date" office:date-value="2021-02-24T11:04:12" table:style-name="ce2">
            <text:p>2/24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RuleCounterDisbaled_Server_TestMachine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VM-JENNY</text:p>
          </table:table-cell>
          <table:table-cell office:value-type="date" office:date-value="2021-03-01T11:32:06" table:style-name="ce2">
            <text:p>3/1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WI_Extract Systems_FlexIndex_IDShield_LabDE_Server_VM-JENN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WI_Extract Systems_LabDE_Server_VM-JENNY_Full</text:p>
          </table:table-cell>
          <table:table-cell office:value-type="string" table:style-name="ce1">
            <text:p>11.3.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WIN-G61LT892CK8</text:p>
          </table:table-cell>
          <table:table-cell office:value-type="date" office:date-value="2021-03-23T07:53:17" table:style-name="ce2">
            <text:p>3/23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IN-G61LT892CK8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HUZ-WSRV12</text:p>
          </table:table-cell>
          <table:table-cell office:value-type="date" office:date-value="2021-02-10T10:50:28" table:style-name="ce2">
            <text:p>2/10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HUZ-WSRV1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11-6-InstallTes</text:p>
          </table:table-cell>
          <table:table-cell office:value-type="date" office:date-value="2021-02-10T11:20:55" table:style-name="ce2">
            <text:p>2/10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6 Install testing</text:p>
          </table:table-cell>
          <table:table-cell office:value-type="string" table:style-name="ce1">
            <text:p>WI_Extract Systems_Server_11-6-InstallTes_2021-03-12</text:p>
          </table:table-cell>
          <table:table-cell office:value-type="string" table:style-name="ce1">
            <text:p>No</text:p>
          </table:table-cell>
          <table:table-cell office:value-type="date" office:date-value="2021-03-12T11:20:55" table:style-name="ce2">
            <text:p>3/1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SNK-SVR19</text:p>
          </table:table-cell>
          <table:table-cell office:value-type="date" office:date-value="2021-02-05T11:17:09" table:style-name="ce2">
            <text:p>2/5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6 Release Testing</text:p>
          </table:table-cell>
          <table:table-cell office:value-type="string" table:style-name="ce1">
            <text:p>WI_Extract Systems_Server_SNK-SVR19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11-6-SVR-2016</text:p>
          </table:table-cell>
          <table:table-cell office:value-type="date" office:date-value="2021-02-09T22:13:33" table:style-name="ce2">
            <text:p>2/9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6 Testing</text:p>
          </table:table-cell>
          <table:table-cell office:value-type="string" table:style-name="ce1">
            <text:p>WI_Extract Systems_Server_11-6-SVR-2016_2021-03-11</text:p>
          </table:table-cell>
          <table:table-cell office:value-type="string" table:style-name="ce1">
            <text:p>No</text:p>
          </table:table-cell>
          <table:table-cell office:value-type="date" office:date-value="2021-03-11T22:13:33" table:style-name="ce2">
            <text:p>3/1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11-6-WebInstall</text:p>
          </table:table-cell>
          <table:table-cell office:value-type="date" office:date-value="2021-02-04T14:18:38" table:style-name="ce2">
            <text:p>2/4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Server_11-6-WebInstall_2021-03-06</text:p>
          </table:table-cell>
          <table:table-cell office:value-type="string" table:style-name="ce1">
            <text:p>No</text:p>
          </table:table-cell>
          <table:table-cell office:value-type="date" office:date-value="2021-03-06T14:18:38" table:style-name="ce2">
            <text:p>3/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MCCABE</text:p>
          </table:table-cell>
          <table:table-cell office:value-type="date" office:date-value="2021-03-26T12:38:52" table:style-name="ce2">
            <text:p>3/26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dy 11.6 Internal License</text:p>
          </table:table-cell>
          <table:table-cell office:value-type="string" table:style-name="ce1">
            <text:p>WI_Extract Systems_FlexIndex_IDShield_LabDE_Server_MCCABE_2021-04-25</text:p>
          </table:table-cell>
          <table:table-cell office:value-type="string" table:style-name="ce1">
            <text:p>No</text:p>
          </table:table-cell>
          <table:table-cell office:value-type="date" office:date-value="2021-04-25T12:38:52" table:style-name="ce2">
            <text:p>4/25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HUWINSRV2K12</text:p>
          </table:table-cell>
          <table:table-cell office:value-type="date" office:date-value="2021-01-27T12:22:55" table:style-name="ce2">
            <text:p>1/27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HUWINSRV2K12_2021-02-26</text:p>
          </table:table-cell>
          <table:table-cell office:value-type="string" table:style-name="ce1">
            <text:p>No</text:p>
          </table:table-cell>
          <table:table-cell office:value-type="date" office:date-value="2021-02-26T12:22:55" table:style-name="ce2">
            <text:p>2/2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P-2012-VM</text:p>
          </table:table-cell>
          <table:table-cell office:value-type="date" office:date-value="2021-02-01T13:45:25" table:style-name="ce2">
            <text:p>2/1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P-2012-VM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11-6-0-29</text:p>
          </table:table-cell>
          <table:table-cell office:value-type="date" office:date-value="2021-03-12T08:20:59" table:style-name="ce2">
            <text:p>3/12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eve 11.6 Testing RDT</text:p>
          </table:table-cell>
          <table:table-cell office:value-type="string" table:style-name="ce1">
            <text:p>WI_Extract Systems_11_6_Testing_RDT_2021-04-11</text:p>
          </table:table-cell>
          <table:table-cell office:value-type="string" table:style-name="ce1">
            <text:p>No</text:p>
          </table:table-cell>
          <table:table-cell office:value-type="date" office:date-value="2021-04-11T08:18:19" table:style-name="ce2">
            <text:p>4/1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11-6-Perf-Test</text:p>
          </table:table-cell>
          <table:table-cell office:value-type="date" office:date-value="2021-01-22T13:59:08" table:style-name="ce2">
            <text:p>1/22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Steve_11-6-Perf-Test_2021-02-21</text:p>
          </table:table-cell>
          <table:table-cell office:value-type="string" table:style-name="ce1">
            <text:p>No</text:p>
          </table:table-cell>
          <table:table-cell office:value-type="date" office:date-value="2021-02-21T13:59:08" table:style-name="ce2">
            <text:p>2/2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BRANDEN</text:p>
          </table:table-cell>
          <table:table-cell office:value-type="date" office:date-value="2021-02-15T10:17:18" table:style-name="ce2">
            <text:p>2/15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otal license for Zeus</text:p>
          </table:table-cell>
          <table:table-cell office:value-type="string" table:style-name="ce1">
            <text:p>WI_Extract Systems_FlexIndex_IDShield_LabDE_Server_BRANDEN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VOYAGER</text:p>
          </table:table-cell>
          <table:table-cell office:value-type="date" office:date-value="2021-03-15T13:53:07" table:style-name="ce2">
            <text:p>3/15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Client_VOYAGER_Full_NO_COUNTS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IN-7T9AVCUJV7Q</text:p>
          </table:table-cell>
          <table:table-cell office:value-type="date" office:date-value="2021-02-02T20:39:16" table:style-name="ce2">
            <text:p>2/2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WCI web api practice</text:p>
          </table:table-cell>
          <table:table-cell office:value-type="string" table:style-name="ce1">
            <text:p>WI_Extract Systems_Client_WIN-7T9AVCUJV7Q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JIGGERY-POKERY</text:p>
          </table:table-cell>
          <table:table-cell office:value-type="date" office:date-value="2021-03-23T13:47:22" table:style-name="ce2">
            <text:p>3/23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JIGGERY-POKERY_2021-04-22</text:p>
          </table:table-cell>
          <table:table-cell office:value-type="string" table:style-name="ce1">
            <text:p>No</text:p>
          </table:table-cell>
          <table:table-cell office:value-type="date" office:date-value="2021-04-22T13:47:22" table:style-name="ce2">
            <text:p>4/2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P-WIN2016</text:p>
          </table:table-cell>
          <table:table-cell office:value-type="date" office:date-value="2021-02-02T11:21:01" table:style-name="ce2">
            <text:p>2/2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WI_Extract Systems_FlexIndex_IDShield_LabDE_Server_WP-WIN2016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IN-GHNG3G74CO4</text:p>
          </table:table-cell>
          <table:table-cell office:value-type="date" office:date-value="2021-01-24T18:30:14" table:style-name="ce2">
            <text:p>1/24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xtract_Test_Server2k16_sql2k17_Server_WIN-GHNG3G74CO4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PerformanceTest</text:p>
          </table:table-cell>
          <table:table-cell office:value-type="date" office:date-value="2021-03-08T16:47:29" table:style-name="ce2">
            <text:p>3/8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Client_PerformanceTest_FullCounter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HUWINSRV2K12</text:p>
          </table:table-cell>
          <table:table-cell office:value-type="date" office:date-value="2021-02-08T11:05:07" table:style-name="ce2">
            <text:p>2/8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Test116_Server_HUWINSRV2K1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WIN-G61LT892CK8</text:p>
          </table:table-cell>
          <table:table-cell office:value-type="date" office:date-value="2021-03-08T13:10:33" table:style-name="ce2">
            <text:p>3/8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IN-G61LT892CK8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SNK-SVR19</text:p>
          </table:table-cell>
          <table:table-cell office:value-type="date" office:date-value="2021-02-03T16:05:20" table:style-name="ce2">
            <text:p>2/3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6 Testing</text:p>
          </table:table-cell>
          <table:table-cell office:value-type="string" table:style-name="ce1">
            <text:p>WI_Extract Systems_FlexIndex_IDShield_LabDE_Server_SNK-SVR19_2021-03-05</text:p>
          </table:table-cell>
          <table:table-cell office:value-type="string" table:style-name="ce1">
            <text:p>No</text:p>
          </table:table-cell>
          <table:table-cell office:value-type="date" office:date-value="2021-03-05T16:05:20" table:style-name="ce2">
            <text:p>3/5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HUZWINSRV2K19</text:p>
          </table:table-cell>
          <table:table-cell office:value-type="date" office:date-value="2021-01-11T12:42:51" table:style-name="ce2">
            <text:p>1/11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HUZWINSRV2K19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IN-G61LT892CK8</text:p>
          </table:table-cell>
          <table:table-cell office:value-type="date" office:date-value="2021-01-28T09:13:24" table:style-name="ce2">
            <text:p>1/28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Test_WinServ2k19_11.6.0.9_WIN-G61LT892CK8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DESKTOP-DEOCSAL</text:p>
          </table:table-cell>
          <table:table-cell office:value-type="date" office:date-value="2021-03-01T13:37:13" table:style-name="ce2">
            <text:p>3/1/2021</text:p>
          </table:table-cell>
          <table:table-cell office:value-type="string" table:style-name="ce1">
            <text:p>EXTRACT\ben_alb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Client_DESKTOP-DEOCSAL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HUZWINSRV2K19</text:p>
          </table:table-cell>
          <table:table-cell office:value-type="date" office:date-value="2021-02-01T13:06:48" table:style-name="ce2">
            <text:p>2/1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st env for special 11.3 compatible build of web app for pfizer</text:p>
          </table:table-cell>
          <table:table-cell office:value-type="string" table:style-name="ce1">
            <text:p>WI_Extract Systems_IDShield_Server_HUZWINSRV2K19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0.0.0</text:p>
          </table:table-cell>
          <table:table-cell office:value-type="string" table:style-name="ce1">
            <text:p>VM-JENNY</text:p>
          </table:table-cell>
          <table:table-cell office:value-type="date" office:date-value="2021-02-08T16:49:07" table:style-name="ce2">
            <text:p>2/8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9.7.3.5</text:p>
          </table:table-cell>
          <table:table-cell office:value-type="string" table:style-name="ce1">
            <text:p>WI_Extract Systems_FlexIndex_IDShield_Server_VM-JENN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11-6-WebInstall</text:p>
          </table:table-cell>
          <table:table-cell office:value-type="date" office:date-value="2021-02-05T10:15:06" table:style-name="ce2">
            <text:p>2/5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.6 Release Testing</text:p>
          </table:table-cell>
          <table:table-cell office:value-type="string" table:style-name="ce1">
            <text:p>WI_Extract Systems_Server_11-6-WebInstall_2021-03-07</text:p>
          </table:table-cell>
          <table:table-cell office:value-type="string" table:style-name="ce1">
            <text:p>No</text:p>
          </table:table-cell>
          <table:table-cell office:value-type="date" office:date-value="2021-03-07T10:15:06" table:style-name="ce2">
            <text:p>3/7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11-6-Perf-Test</text:p>
          </table:table-cell>
          <table:table-cell office:value-type="date" office:date-value="2021-01-22T14:01:46" table:style-name="ce2">
            <text:p>1/22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Client_11-6-Perf-Test_RDT_2021-02-21</text:p>
          </table:table-cell>
          <table:table-cell office:value-type="string" table:style-name="ce1">
            <text:p>No</text:p>
          </table:table-cell>
          <table:table-cell office:value-type="date" office:date-value="2021-02-21T14:01:46" table:style-name="ce2">
            <text:p>2/2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DELL-PS-D1</text:p>
          </table:table-cell>
          <table:table-cell office:value-type="date" office:date-value="2021-03-02T13:22:58" table:style-name="ce2">
            <text:p>3/2/2021</text:p>
          </table:table-cell>
          <table:table-cell office:value-type="string" table:style-name="ce1">
            <text:p>EXTRACT\ben_alb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DELL-PS-D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VOYAGER</text:p>
          </table:table-cell>
          <table:table-cell office:value-type="date" office:date-value="2021-02-24T14:20:12" table:style-name="ce2">
            <text:p>2/24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Client_VOYAGER_Full_RDT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DESKTOP-DEOCSAL</text:p>
          </table:table-cell>
          <table:table-cell office:value-type="date" office:date-value="2021-03-29T10:37:07" table:style-name="ce2">
            <text:p>3/29/2021</text:p>
          </table:table-cell>
          <table:table-cell office:value-type="string" table:style-name="ce1">
            <text:p>EXTRACT\Ben_Alb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ild for Fairfax County</text:p>
          </table:table-cell>
          <table:table-cell office:value-type="string" table:style-name="ce1">
            <text:p>WI_Extract Systems_FlexIndex_IDShield_Server_DESKTOP-DEOCSAL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HAWKEYE</text:p>
          </table:table-cell>
          <table:table-cell office:value-type="date" office:date-value="2021-03-01T17:31:32" table:style-name="ce2">
            <text:p>3/1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K Server Test License</text:p>
          </table:table-cell>
          <table:table-cell office:value-type="string" table:style-name="ce1">
            <text:p>WI_Extract Systems_SNK__Server_Test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WPSQL2017Win201</text:p>
          </table:table-cell>
          <table:table-cell office:value-type="date" office:date-value="2021-03-12T12:42:58" table:style-name="ce2">
            <text:p>3/12/2021</text:p>
          </table:table-cell>
          <table:table-cell office:value-type="string" table:style-name="ce1">
            <text:p>EXTRACT\William_Pa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PSQL2017Win20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PROVOLONE</text:p>
          </table:table-cell>
          <table:table-cell office:value-type="date" office:date-value="2021-02-22T20:27:59" table:style-name="ce2">
            <text:p>2/22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ull license for Provolone</text:p>
          </table:table-cell>
          <table:table-cell office:value-type="string" table:style-name="ce1">
            <text:p>WI_Extract Systems_FlexIndex_IDShield_LabDE_Server_PROVOLONE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1</text:p>
          </table:table-cell>
          <table:table-cell office:value-type="string" table:style-name="ce1">
            <text:p>VM-JENNY</text:p>
          </table:table-cell>
          <table:table-cell office:value-type="date" office:date-value="2021-03-23T15:47:16" table:style-name="ce2">
            <text:p>3/23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IDShield_Server_VM-JENN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WIN-G61LT892CK8</text:p>
          </table:table-cell>
          <table:table-cell office:value-type="date" office:date-value="2021-02-02T09:16:28" table:style-name="ce2">
            <text:p>2/2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WIN-G61LT892CK8_2021-03-04</text:p>
          </table:table-cell>
          <table:table-cell office:value-type="string" table:style-name="ce1">
            <text:p>No</text:p>
          </table:table-cell>
          <table:table-cell office:value-type="date" office:date-value="2021-03-04T09:16:28" table:style-name="ce2">
            <text:p>3/4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HUZWIN102019</text:p>
          </table:table-cell>
          <table:table-cell office:value-type="date" office:date-value="2021-03-01T09:53:00" table:style-name="ce2">
            <text:p>3/1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113076Test_Essentia_HUZWIN102019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VM-JENNY</text:p>
          </table:table-cell>
          <table:table-cell office:value-type="date" office:date-value="2021-03-09T18:56:43" table:style-name="ce2">
            <text:p>3/9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WI_Extract Systems_FlexIndex_IDShield_LabDE_Server_VM-JENN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HUWINSRV2K12</text:p>
          </table:table-cell>
          <table:table-cell office:value-type="date" office:date-value="2021-02-09T10:45:38" table:style-name="ce2">
            <text:p>2/9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LabDE_Server_HUWINSRV2K1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VM-TG-WIN2012</text:p>
          </table:table-cell>
          <table:table-cell office:value-type="date" office:date-value="2021-01-22T06:50:26" table:style-name="ce2">
            <text:p>1/22/2021</text:p>
          </table:table-cell>
          <table:table-cell office:value-type="string" table:style-name="ce1">
            <text:p>EXTRACT\Trever_Gann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VM-TG-WIN2012-Testing</text:p>
          </table:table-cell>
          <table:table-cell office:value-type="string" table:style-name="ce1">
            <text:p>No</text:p>
          </table:table-cell>
          <table:table-cell office:value-type="date" office:date-value="2021-02-21T06:50:26" table:style-name="ce2">
            <text:p>2/2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11-6-0-29</text:p>
          </table:table-cell>
          <table:table-cell office:value-type="date" office:date-value="2021-03-12T08:18:19" table:style-name="ce2">
            <text:p>3/12/2021</text:p>
          </table:table-cell>
          <table:table-cell office:value-type="string" table:style-name="ce1">
            <text:p>EXTRACT\steve_kurt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eve 11.6 Testing</text:p>
          </table:table-cell>
          <table:table-cell office:value-type="string" table:style-name="ce1">
            <text:p>WI_Extract Systems_Steve_11_6_Test_11-6-0-29_2021-04-11</text:p>
          </table:table-cell>
          <table:table-cell office:value-type="string" table:style-name="ce1">
            <text:p>No</text:p>
          </table:table-cell>
          <table:table-cell office:value-type="date" office:date-value="2021-04-11T08:18:19" table:style-name="ce2">
            <text:p>4/11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1</text:p>
          </table:table-cell>
          <table:table-cell office:value-type="string" table:style-name="ce1">
            <text:p>VM-JENNY</text:p>
          </table:table-cell>
          <table:table-cell office:value-type="date" office:date-value="2021-03-24T10:01:17" table:style-name="ce2">
            <text:p>3/24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FlexIndex_IDShield_Server_VM-JENNY_2021-04-23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6.0</text:p>
          </table:table-cell>
          <table:table-cell office:value-type="string" table:style-name="ce1">
            <text:p>JIGGERY-POKERY</text:p>
          </table:table-cell>
          <table:table-cell office:value-type="date" office:date-value="2021-03-26T14:25:49" table:style-name="ce2">
            <text:p>3/26/2021</text:p>
          </table:table-cell>
          <table:table-cell office:value-type="string" table:style-name="ce1">
            <text:p>EXTRACT\huzaifa_sohai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JIGGERY-POKERY_2021-04-25</text:p>
          </table:table-cell>
          <table:table-cell office:value-type="string" table:style-name="ce1">
            <text:p>No</text:p>
          </table:table-cell>
          <table:table-cell office:value-type="date" office:date-value="2021-04-25T14:25:49" table:style-name="ce2">
            <text:p>4/25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VM-JENNY</text:p>
          </table:table-cell>
          <table:table-cell office:value-type="date" office:date-value="2021-03-01T10:04:47" table:style-name="ce2">
            <text:p>3/1/2021</text:p>
          </table:table-cell>
          <table:table-cell office:value-type="string" table:style-name="ce1">
            <text:p>EXTRACT\Jenny_Resch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WI_Extract Systems_LabDE_Server_VM-JENN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tract Systems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DESKTOP-DEOCSAL</text:p>
          </table:table-cell>
          <table:table-cell office:value-type="date" office:date-value="2021-03-26T12:12:28" table:style-name="ce2">
            <text:p>3/26/2021</text:p>
          </table:table-cell>
          <table:table-cell office:value-type="string" table:style-name="ce1">
            <text:p>EXTRACT\Ben_Alb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ild for Fairfax County</text:p>
          </table:table-cell>
          <table:table-cell office:value-type="string" table:style-name="ce1">
            <text:p>WI_Extract Systems_FlexIndex_IDShield_Server_DESKTOP-DEOCSAL_2021-04-25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rankli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RECORDER-R2</text:p>
          </table:table-cell>
          <table:table-cell office:value-type="date" office:date-value="2021-01-26T08:59:22" table:style-name="ce2">
            <text:p>1/26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RECORDERSCAN</text:p>
          </table:table-cell>
          <table:table-cell office:value-type="string" table:style-name="ce1">
            <text:p>Computer Systems Inc. (CSI)_IN_Franklin County IN_IDShield_Client_RECORDER-R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ilto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REC-CHAYLT-20</text:p>
          </table:table-cell>
          <table:table-cell office:value-type="date" office:date-value="2021-01-25T09:40:26" table:style-name="ce2">
            <text:p>1/25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omputer Systems Inc. (CSI)_IN_Hamilton County IN_IDShield_Client_REC-CHAYLT-20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rris Recording Solution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MAI-QUA-QA-P01</text:p>
          </table:table-cell>
          <table:table-cell office:value-type="date" office:date-value="2021-01-28T12:06:41" table:style-name="ce2">
            <text:p>1/28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pdating MAI-QUA-QA-P01 (QA server) to a permanent license per Troy</text:p>
          </table:table-cell>
          <table:table-cell office:value-type="string" table:style-name="ce1">
            <text:p>Harris_FlexIndex_IDShield_Server_MAI-QUA-QA-P01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rris Recording Solutions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D1ZRTN2</text:p>
          </table:table-cell>
          <table:table-cell office:value-type="date" office:date-value="2021-03-22T12:14:20" table:style-name="ce2">
            <text:p>3/22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rris demo machine</text:p>
          </table:table-cell>
          <table:table-cell office:value-type="string" table:style-name="ce1">
            <text:p>FL_Harris Recording Solutions_FlexIndex_IDShield_Server_D1ZRTN2_2021-09-22</text:p>
          </table:table-cell>
          <table:table-cell office:value-type="string" table:style-name="ce1">
            <text:p>No</text:p>
          </table:table-cell>
          <table:table-cell office:value-type="date" office:date-value="2021-09-22T00:00:00" table:style-name="ce2">
            <text:p>9/2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endricks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HREC-CSISVR2</text:p>
          </table:table-cell>
          <table:table-cell office:value-type="date" office:date-value="2021-01-28T09:22:49" table:style-name="ce2">
            <text:p>1/28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HREC-CSISVR</text:p>
          </table:table-cell>
          <table:table-cell office:value-type="string" table:style-name="ce1">
            <text:p>Computer Systems Inc. (CSI)_IN_Hendricks County IN_FlexIndex_IDShield_Server_HREC-CSISVR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rley Medical Center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HMCEXTRACT-PRD</text:p>
          </table:table-cell>
          <table:table-cell office:value-type="date" office:date-value="2021-01-19T19:53:47" table:style-name="ce2">
            <text:p>1/19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rod upgrade from 11.2 to 11.5</text:p>
          </table:table-cell>
          <table:table-cell office:value-type="string" table:style-name="ce1">
            <text:p>MI_Hurley Medical Center_LabDE_Server_HMCEXTRACT-PRD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rley Medical Center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HMC-EXTRACTTST</text:p>
          </table:table-cell>
          <table:table-cell office:value-type="date" office:date-value="2021-01-12T23:25:29" table:style-name="ce2">
            <text:p>1/12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ver HMCEXTRACT-TST blew up during upgrade and they had to build a new one. This is the new one. Other one is gone.</text:p>
          </table:table-cell>
          <table:table-cell office:value-type="string" table:style-name="ce1">
            <text:p>MI_Hurley Medical Center_LabDE_Server_HMC-EXTRACTTST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I_Hurley Medical Center_LabDE_Server_HMCEXTRACT-TST_F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rley Medical Center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ROBDELL2</text:p>
          </table:table-cell>
          <table:table-cell office:value-type="date" office:date-value="2021-03-25T23:03:39" table:style-name="ce2">
            <text:p>3/25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Only need to remove image pages. No cost, no royalties.</text:p>
          </table:table-cell>
          <table:table-cell office:value-type="string" table:style-name="ce1">
            <text:p>MI_Hurley Medical Center_Client_Universal_RemoveImagePagesOnly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efferso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JCG-APP-01</text:p>
          </table:table-cell>
          <table:table-cell office:value-type="date" office:date-value="2021-03-11T09:39:39" table:style-name="ce2">
            <text:p>3/11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JCG-V6</text:p>
          </table:table-cell>
          <table:table-cell office:value-type="string" table:style-name="ce1">
            <text:p>Computer Systems Inc. (CSI)_IN_Jefferson County IN_IDShield_Server_JCG-APP-0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nosha County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KC-TRIMIN01DEV</text:p>
          </table:table-cell>
          <table:table-cell office:value-type="date" office:date-value="2021-03-03T14:24:31" table:style-name="ce2">
            <text:p>3/3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Kenosha's DEV server</text:p>
          </table:table-cell>
          <table:table-cell office:value-type="string" table:style-name="ce1">
            <text:p>WI_Kenosha County_FlexIndex_IDShield_Server_KC-TRIMIN01DEV_2021-04-02</text:p>
          </table:table-cell>
          <table:table-cell office:value-type="string" table:style-name="ce1">
            <text:p>No</text:p>
          </table:table-cell>
          <table:table-cell office:value-type="date" office:date-value="2021-04-02T14:05:15" table:style-name="ce2">
            <text:p>4/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nosha County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KC-TRIMIN01DEV</text:p>
          </table:table-cell>
          <table:table-cell office:value-type="date" office:date-value="2021-03-03T14:05:15" table:style-name="ce2">
            <text:p>3/3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Kenosha's DEV server</text:p>
          </table:table-cell>
          <table:table-cell office:value-type="string" table:style-name="ce1">
            <text:p>WI_Kenosha County_FlexIndex_IDShield_Server_KC-TRIMIN01DEV_Exp2021-04-02</text:p>
          </table:table-cell>
          <table:table-cell office:value-type="string" table:style-name="ce1">
            <text:p>No</text:p>
          </table:table-cell>
          <table:table-cell office:value-type="date" office:date-value="2021-04-02T14:05:15" table:style-name="ce2">
            <text:p>4/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nosha County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KC-TRIMIN01DEV</text:p>
          </table:table-cell>
          <table:table-cell office:value-type="date" office:date-value="2021-03-03T14:37:47" table:style-name="ce2">
            <text:p>3/3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Kenosha's DEV server - temp was getting corrupt. Trying this out and will have them remove after testing.</text:p>
          </table:table-cell>
          <table:table-cell office:value-type="string" table:style-name="ce1">
            <text:p>WI_Kenosha County_FlexIndex_IDShield_Server_KC-TRIMIN01DEV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nosha County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KC-TRIMIN01DEV</text:p>
          </table:table-cell>
          <table:table-cell office:value-type="date" office:date-value="2021-03-03T14:28:43" table:style-name="ce2">
            <text:p>3/3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Kenosha's DEV server</text:p>
          </table:table-cell>
          <table:table-cell office:value-type="string" table:style-name="ce1">
            <text:p>WI_Kenosha County_FlexIndex_IDShield_Server_KC-TRIMIN01DEV_2021-04-02</text:p>
          </table:table-cell>
          <table:table-cell office:value-type="string" table:style-name="ce1">
            <text:p>No</text:p>
          </table:table-cell>
          <table:table-cell office:value-type="date" office:date-value="2021-04-02T14:05:15" table:style-name="ce2">
            <text:p>4/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aramie County WY</text:p>
          </table:table-cell>
          <table:table-cell office:value-type="string" table:style-name="ce1">
            <text:p>Tyler (Formerly CSA)</text:p>
          </table:table-cell>
          <table:table-cell office:value-type="string" table:style-name="ce1">
            <text:p>10.0.0</text:p>
          </table:table-cell>
          <table:table-cell office:value-type="string" table:style-name="ce1">
            <text:p>CLKDPIND</text:p>
          </table:table-cell>
          <table:table-cell office:value-type="date" office:date-value="2021-03-16T10:25:22" table:style-name="ce2">
            <text:p>3/16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aramie is actually on version 9.7.3.5 ; version 10 licenses are compatible with 9.X Extract versions. Transferred from machine CLK6</text:p>
          </table:table-cell>
          <table:table-cell office:value-type="string" table:style-name="ce1">
            <text:p>Tyler (Formerly CSA)_WY_Laramie County WY_FlexIndex_Server_CLKDPIND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ucas County OH - court and recorder</text:p>
          </table:table-cell>
          <table:table-cell table:style-name="ce1"/>
          <table:table-cell office:value-type="string" table:style-name="ce1">
            <text:p>11.1.0</text:p>
          </table:table-cell>
          <table:table-cell office:value-type="string" table:style-name="ce1">
            <text:p>IMGREDACT-18</text:p>
          </table:table-cell>
          <table:table-cell office:value-type="date" office:date-value="2021-02-02T14:15:51" table:style-name="ce2">
            <text:p>2/2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an created in 02/19 to upgrade to v10.6, then again in 10/19 to upgrade to v11.1, upgrade from 7.0, transfer from IMGREDACT-09</text:p>
          </table:table-cell>
          <table:table-cell office:value-type="string" table:style-name="ce1">
            <text:p>OH_Lucas County OH - court and recorder_IDShield_Server_IMGREDACT-18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rced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MCSTAPPTST-01</text:p>
          </table:table-cell>
          <table:table-cell office:value-type="date" office:date-value="2021-03-24T08:43:23" table:style-name="ce2">
            <text:p>3/24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anicus_CA_Merced County CA_FlexIndex_IDShield_Server_MCSTAPPTST-01_2021-06-23</text:p>
          </table:table-cell>
          <table:table-cell office:value-type="string" table:style-name="ce1">
            <text:p>No</text:p>
          </table:table-cell>
          <table:table-cell office:value-type="date" office:date-value="2021-06-23T00:00:00" table:style-name="ce2">
            <text:p>6/23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nroe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CH-RECORDER-G</text:p>
          </table:table-cell>
          <table:table-cell office:value-type="date" office:date-value="2021-01-13T10:44:22" table:style-name="ce2">
            <text:p>1/13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mputer Systems Inc. (CSI)_IN_Monroe County IN_IDShield_Client_CH-RECORDER-G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nroe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CH-REC-A</text:p>
          </table:table-cell>
          <table:table-cell office:value-type="date" office:date-value="2021-03-23T14:11:32" table:style-name="ce2">
            <text:p>3/23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w user</text:p>
          </table:table-cell>
          <table:table-cell office:value-type="string" table:style-name="ce1">
            <text:p>Computer Systems Inc. (CSI)_IN_Monroe County IN_IDShield_Client_CH-REC-A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to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NEWTONDB1</text:p>
          </table:table-cell>
          <table:table-cell office:value-type="date" office:date-value="2021-01-05T15:05:48" table:style-name="ce2">
            <text:p>1/5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pgrade from v9 to 10.5.0</text:p>
          </table:table-cell>
          <table:table-cell office:value-type="string" table:style-name="ce1">
            <text:p>CSI_IN_Newton County IN_IDShield_Server_NEWTONDB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to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CH-REC-02</text:p>
          </table:table-cell>
          <table:table-cell office:value-type="date" office:date-value="2021-01-06T12:10:16" table:style-name="ce2">
            <text:p>1/6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CH-TRES-02, upgrade from v9.9</text:p>
          </table:table-cell>
          <table:table-cell office:value-type="string" table:style-name="ce1">
            <text:p>Computer Systems Inc. (CSI)_IN_Newton County IN_IDShield_Client_CH-REC-0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to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CH-REC-001</text:p>
          </table:table-cell>
          <table:table-cell office:value-type="date" office:date-value="2021-01-06T12:14:05" table:style-name="ce2">
            <text:p>1/6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CH-JALENDUFF, upgrade from v9.9</text:p>
          </table:table-cell>
          <table:table-cell office:value-type="string" table:style-name="ce1">
            <text:p>Computer Systems Inc. (CSI)_IN_Newton County IN_IDShield_Client_CH-REC-00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to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CH-REC-01</text:p>
          </table:table-cell>
          <table:table-cell office:value-type="date" office:date-value="2021-02-08T10:00:16" table:style-name="ce2">
            <text:p>2/8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pgrade from v9.9, transfer from CH-CIR-02-OLD</text:p>
          </table:table-cell>
          <table:table-cell office:value-type="string" table:style-name="ce1">
            <text:p>Computer Systems Inc. (CSI)_IN_Newton County IN_IDShield_Client_CH-REC-0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orthwestern Medicine - Lab Billing</text:p>
          </table:table-cell>
          <table:table-cell office:value-type="string" table:style-name="ce1">
            <text:p>Northwestern Medicine (Parent)</text:p>
          </table:table-cell>
          <table:table-cell office:value-type="string" table:style-name="ce1">
            <text:p>11.3.1</text:p>
          </table:table-cell>
          <table:table-cell office:value-type="string" table:style-name="ce1">
            <text:p>ROBDELL2</text:p>
          </table:table-cell>
          <table:table-cell office:value-type="date" office:date-value="2021-01-21T11:59:05" table:style-name="ce2">
            <text:p>1/21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ashboard viewer and search only, no royalties</text:p>
          </table:table-cell>
          <table:table-cell office:value-type="string" table:style-name="ce1">
            <text:p>IL_Northwestern Medicine - Lab Billing_Client_Search+DashboardViewer_Universal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utgers Cancer Institute of New Jersey</text:p>
          </table:table-cell>
          <table:table-cell table:style-name="ce1"/>
          <table:table-cell office:value-type="string" table:style-name="ce1">
            <text:p>10.2.0</text:p>
          </table:table-cell>
          <table:table-cell office:value-type="string" table:style-name="ce1">
            <text:p>CINJASBT301</text:p>
          </table:table-cell>
          <table:table-cell office:value-type="date" office:date-value="2021-01-15T10:42:52" table:style-name="ce2">
            <text:p>1/15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J_Rutgers_CINJASBT301_FlexIndex_TestServer_PDFReadWrite_NoCounter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utgers Cancer Institute of New Jersey</text:p>
          </table:table-cell>
          <table:table-cell table:style-name="ce1"/>
          <table:table-cell office:value-type="string" table:style-name="ce1">
            <text:p>10.2.0</text:p>
          </table:table-cell>
          <table:table-cell office:value-type="string" table:style-name="ce1">
            <text:p>CINJASBT301</text:p>
          </table:table-cell>
          <table:table-cell office:value-type="date" office:date-value="2021-01-15T09:58:56" table:style-name="ce2">
            <text:p>1/15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NJ_Rutgers_CINJASBT301_FlexIndex_Server_PDFReadWrite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utgers Cancer Institute of New Jersey</text:p>
          </table:table-cell>
          <table:table-cell table:style-name="ce1"/>
          <table:table-cell office:value-type="string" table:style-name="ce1">
            <text:p>10.2.0</text:p>
          </table:table-cell>
          <table:table-cell office:value-type="string" table:style-name="ce1">
            <text:p>CINJASBT301</text:p>
          </table:table-cell>
          <table:table-cell office:value-type="date" office:date-value="2021-01-15T09:51:01" table:style-name="ce2">
            <text:p>1/15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sing PDF R/W component</text:p>
          </table:table-cell>
          <table:table-cell office:value-type="string" table:style-name="ce1">
            <text:p>NJ_Rutgers_FlexIndex_Server_CINJASBT30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n Francisco County CA</text:p>
          </table:table-cell>
          <table:table-cell office:value-type="string" table:style-name="ce1">
            <text:p>Avenu (Conduent/Xerox/ACS)</text:p>
          </table:table-cell>
          <table:table-cell office:value-type="string" table:style-name="ce1">
            <text:p>11.3.0</text:p>
          </table:table-cell>
          <table:table-cell office:value-type="string" table:style-name="ce1">
            <text:p>UATAFRMAPP1113</text:p>
          </table:table-cell>
          <table:table-cell office:value-type="date" office:date-value="2021-01-06T08:49:26" table:style-name="ce2">
            <text:p>1/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UAT environment, approved by Troy</text:p>
          </table:table-cell>
          <table:table-cell office:value-type="string" table:style-name="ce1">
            <text:p>Avenu_CA_San Francisco County CA_FlexIndex_IDShield_Server_UATAFRMAPP1113_2021-04-06</text:p>
          </table:table-cell>
          <table:table-cell office:value-type="string" table:style-name="ce1">
            <text:p>No</text:p>
          </table:table-cell>
          <table:table-cell office:value-type="date" office:date-value="2021-04-06T00:00:00" table:style-name="ce2">
            <text:p>4/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n Francisco County CA</text:p>
          </table:table-cell>
          <table:table-cell office:value-type="string" table:style-name="ce1">
            <text:p>Avenu (Conduent/Xerox/ACS)</text:p>
          </table:table-cell>
          <table:table-cell office:value-type="string" table:style-name="ce1">
            <text:p>11.3.0</text:p>
          </table:table-cell>
          <table:table-cell office:value-type="string" table:style-name="ce1">
            <text:p>UATAFRMAPP1113</text:p>
          </table:table-cell>
          <table:table-cell office:value-type="date" office:date-value="2021-01-06T08:48:26" table:style-name="ce2">
            <text:p>1/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ated in error</text:p>
          </table:table-cell>
          <table:table-cell office:value-type="string" table:style-name="ce1">
            <text:p>Avenu (Conduent/Xerox/ACS)_CA_San Francisco County CA_FlexIndex_IDShield_Server_UATAFRMAPP1113_2021-04-06</text:p>
          </table:table-cell>
          <table:table-cell office:value-type="string" table:style-name="ce1">
            <text:p>No</text:p>
          </table:table-cell>
          <table:table-cell office:value-type="date" office:date-value="2021-04-06T00:00:00" table:style-name="ce2">
            <text:p>4/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n Francisco County CA</text:p>
          </table:table-cell>
          <table:table-cell office:value-type="string" table:style-name="ce1">
            <text:p>Avenu (Conduent/Xerox/ACS)</text:p>
          </table:table-cell>
          <table:table-cell office:value-type="string" table:style-name="ce1">
            <text:p>11.3.0</text:p>
          </table:table-cell>
          <table:table-cell office:value-type="string" table:style-name="ce1">
            <text:p>UATAFRMAPP1113</text:p>
          </table:table-cell>
          <table:table-cell office:value-type="date" office:date-value="2021-01-05T15:46:08" table:style-name="ce2">
            <text:p>1/5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ated in error</text:p>
          </table:table-cell>
          <table:table-cell office:value-type="string" table:style-name="ce1">
            <text:p>Avenu_CA_San Francisco County CA_FlexIndex_IDShield_Server_UATAFRMAPP1113_2021-04-06</text:p>
          </table:table-cell>
          <table:table-cell office:value-type="string" table:style-name="ce1">
            <text:p>No</text:p>
          </table:table-cell>
          <table:table-cell office:value-type="date" office:date-value="2021-04-06T00:00:00" table:style-name="ce2">
            <text:p>4/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n Francisco County CA</text:p>
          </table:table-cell>
          <table:table-cell office:value-type="string" table:style-name="ce1">
            <text:p>Avenu (Conduent/Xerox/ACS)</text:p>
          </table:table-cell>
          <table:table-cell office:value-type="string" table:style-name="ce1">
            <text:p>11.3.0</text:p>
          </table:table-cell>
          <table:table-cell office:value-type="string" table:style-name="ce1">
            <text:p>UATAFRMAPP1113</text:p>
          </table:table-cell>
          <table:table-cell office:value-type="date" office:date-value="2021-01-06T08:43:59" table:style-name="ce2">
            <text:p>1/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ated in error</text:p>
          </table:table-cell>
          <table:table-cell office:value-type="string" table:style-name="ce1">
            <text:p>Avenu_CA_San Francisco County CA_FlexIndex_IDShield_Server_UATAFRMAPP1113_2021-04-06v2</text:p>
          </table:table-cell>
          <table:table-cell office:value-type="string" table:style-name="ce1">
            <text:p>No</text:p>
          </table:table-cell>
          <table:table-cell office:value-type="date" office:date-value="2021-04-06T00:00:00" table:style-name="ce2">
            <text:p>4/6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n Francisco County CA</text:p>
          </table:table-cell>
          <table:table-cell office:value-type="string" table:style-name="ce1">
            <text:p>Avenu (Conduent/Xerox/ACS)</text:p>
          </table:table-cell>
          <table:table-cell office:value-type="string" table:style-name="ce1">
            <text:p>11.3.0</text:p>
          </table:table-cell>
          <table:table-cell office:value-type="string" table:style-name="ce1">
            <text:p>UATAFRMAPP1113</text:p>
          </table:table-cell>
          <table:table-cell office:value-type="date" office:date-value="2021-03-03T15:56:40" table:style-name="ce2">
            <text:p>3/3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manent UAT environment</text:p>
          </table:table-cell>
          <table:table-cell office:value-type="string" table:style-name="ce1">
            <text:p>Avenu_CA_San Francisco County CA_FlexIndex_IDShield_Server_UATAFRMAPP1113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omerset County NJ</text:p>
          </table:table-cell>
          <table:table-cell office:value-type="string" table:style-name="ce1">
            <text:p>Harris Recording Solutions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CLRKT083</text:p>
          </table:table-cell>
          <table:table-cell office:value-type="date" office:date-value="2021-02-26T08:15:53" table:style-name="ce2">
            <text:p>2/2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ient license for Somerset</text:p>
          </table:table-cell>
          <table:table-cell office:value-type="string" table:style-name="ce1">
            <text:p>Harris Recording Solutions_NJ_Somerset County NJ_IDShield_Client_CLRKT083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omerset County NJ</text:p>
          </table:table-cell>
          <table:table-cell office:value-type="string" table:style-name="ce1">
            <text:p>Harris Recording Solutions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CCAPPTEST</text:p>
          </table:table-cell>
          <table:table-cell office:value-type="date" office:date-value="2021-01-26T13:53:03" table:style-name="ce2">
            <text:p>1/2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st environment license for Somerset/Harris</text:p>
          </table:table-cell>
          <table:table-cell office:value-type="string" table:style-name="ce1">
            <text:p>Harris Recording Solutions_NJ_Somerset County NJ_IDShield_Server_CCAPPTEST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omerset County NJ</text:p>
          </table:table-cell>
          <table:table-cell office:value-type="string" table:style-name="ce1">
            <text:p>Harris Recording Solutions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CLRKT096</text:p>
          </table:table-cell>
          <table:table-cell office:value-type="date" office:date-value="2021-02-26T08:55:17" table:style-name="ce2">
            <text:p>2/2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ient license for Somerset</text:p>
          </table:table-cell>
          <table:table-cell office:value-type="string" table:style-name="ce1">
            <text:p>Harris_NJ_Somerset County NJ_IDShield_Client_CLRKT096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omerset County NJ</text:p>
          </table:table-cell>
          <table:table-cell office:value-type="string" table:style-name="ce1">
            <text:p>Harris Recording Solutions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CLRKT097</text:p>
          </table:table-cell>
          <table:table-cell office:value-type="date" office:date-value="2021-02-26T08:35:15" table:style-name="ce2">
            <text:p>2/26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ient license for Somerset</text:p>
          </table:table-cell>
          <table:table-cell office:value-type="string" table:style-name="ce1">
            <text:p>Harris_NJ_Somerset County NJ_IDShield_Client_CLRKT097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omerset County NJ</text:p>
          </table:table-cell>
          <table:table-cell office:value-type="string" table:style-name="ce1">
            <text:p>Harris Recording Solutions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CLRKT083</text:p>
          </table:table-cell>
          <table:table-cell office:value-type="date" office:date-value="2021-01-28T12:47:32" table:style-name="ce2">
            <text:p>1/28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ient license for Somerset</text:p>
          </table:table-cell>
          <table:table-cell office:value-type="string" table:style-name="ce1">
            <text:p>Harris_NJ_Somerset County NJ_IDShield_Client_CLRKT083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tanislaus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226098-33</text:p>
          </table:table-cell>
          <table:table-cell office:value-type="date" office:date-value="2021-03-08T13:34:27" table:style-name="ce2">
            <text:p>3/8/2021</text:p>
          </table:table-cell>
          <table:table-cell office:value-type="string" table:style-name="ce1">
            <text:p>EXTRACT\cody_Aut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st license for hosting environment - updated to include Disable Rule Counters utility</text:p>
          </table:table-cell>
          <table:table-cell office:value-type="string" table:style-name="ce1">
            <text:p>Granicus_CA_Stanislaus_FlexIndex_IDShield_226098-33_ServerTempUpdated_2021-05-02</text:p>
          </table:table-cell>
          <table:table-cell office:value-type="string" table:style-name="ce1">
            <text:p>No</text:p>
          </table:table-cell>
          <table:table-cell office:value-type="date" office:date-value="2021-05-02T00:00:00" table:style-name="ce2">
            <text:p>5/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tanislaus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CLERKDOCS</text:p>
          </table:table-cell>
          <table:table-cell office:value-type="date" office:date-value="2021-03-08T09:43:28" table:style-name="ce2">
            <text:p>3/8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 license for testing</text:p>
          </table:table-cell>
          <table:table-cell office:value-type="string" table:style-name="ce1">
            <text:p>Granicus_CA_Stanislaus County CA_FlexIndex_IDShield_Server_CLERKDOCS_2021-05-07</text:p>
          </table:table-cell>
          <table:table-cell office:value-type="string" table:style-name="ce1">
            <text:p>No</text:p>
          </table:table-cell>
          <table:table-cell office:value-type="date" office:date-value="2021-05-07T00:00:00" table:style-name="ce2">
            <text:p>5/7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tanislaus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CLERKDOCS</text:p>
          </table:table-cell>
          <table:table-cell office:value-type="date" office:date-value="2021-03-17T09:37:26" table:style-name="ce2">
            <text:p>3/17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ranicus_CA_Stanislaus County CA_FlexIndex_IDShield_Server_CLERKDOCS_2021-05-17</text:p>
          </table:table-cell>
          <table:table-cell office:value-type="string" table:style-name="ce1">
            <text:p>No</text:p>
          </table:table-cell>
          <table:table-cell office:value-type="date" office:date-value="2021-05-17T00:00:00" table:style-name="ce2">
            <text:p>5/17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tanislaus County CA</text:p>
          </table:table-cell>
          <table:table-cell office:value-type="string" table:style-name="ce1">
            <text:p>Granicus</text:p>
          </table:table-cell>
          <table:table-cell office:value-type="string" table:style-name="ce1">
            <text:p>11.1.0</text:p>
          </table:table-cell>
          <table:table-cell office:value-type="string" table:style-name="ce1">
            <text:p>226098-33</text:p>
          </table:table-cell>
          <table:table-cell office:value-type="date" office:date-value="2021-03-03T09:01:17" table:style-name="ce2">
            <text:p>3/3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st license for hosting environment</text:p>
          </table:table-cell>
          <table:table-cell office:value-type="string" table:style-name="ce1">
            <text:p>Granicus_CA_Stanislaus County CA_FlexIndex_IDShield_Server_226098-33_2021-05-02</text:p>
          </table:table-cell>
          <table:table-cell office:value-type="string" table:style-name="ce1">
            <text:p>No</text:p>
          </table:table-cell>
          <table:table-cell office:value-type="date" office:date-value="2021-05-02T00:00:00" table:style-name="ce2">
            <text:p>5/2/202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ullivan County IN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DESKTOP-88FGH66</text:p>
          </table:table-cell>
          <table:table-cell office:value-type="date" office:date-value="2021-02-02T10:17:35" table:style-name="ce2">
            <text:p>2/2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ew user</text:p>
          </table:table-cell>
          <table:table-cell office:value-type="string" table:style-name="ce1">
            <text:p>Computer Systems Inc. (CSI)_IN_Sullivan County IN_IDShield_Client_DESKTOP-88FGH66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urefire Data Solutions, LLC</text:p>
          </table:table-cell>
          <table:table-cell office:value-type="string" table:style-name="ce1">
            <text:p>Provana</text:p>
          </table:table-cell>
          <table:table-cell office:value-type="string" table:style-name="ce1">
            <text:p>11.3.1</text:p>
          </table:table-cell>
          <table:table-cell office:value-type="string" table:style-name="ce1">
            <text:p>SUREFIRE-TERMIN</text:p>
          </table:table-cell>
          <table:table-cell office:value-type="date" office:date-value="2021-01-26T14:23:51" table:style-name="ce2">
            <text:p>1/26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ient machine used by all users. Transfer from Surefire07 to Surefire-Common-Terminal. See transfer form here: \\extract.local\PS\Deliveries\Surefire\Licensing\Extract License Transfer Surefire07 to Surefire-Common-Terminal.pdf.</text:p>
          </table:table-cell>
          <table:table-cell office:value-type="string" table:style-name="ce1">
            <text:p>Provana_WI_Surefire_FlexIndex_IDShield_Client_SUREFIRE-TERMIN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urefire Data Solutions, LLC</text:p>
          </table:table-cell>
          <table:table-cell office:value-type="string" table:style-name="ce1">
            <text:p>Provana</text:p>
          </table:table-cell>
          <table:table-cell office:value-type="string" table:style-name="ce1">
            <text:p>11.3.1</text:p>
          </table:table-cell>
          <table:table-cell office:value-type="string" table:style-name="ce1">
            <text:p>SUREFIRE12</text:p>
          </table:table-cell>
          <table:table-cell office:value-type="date" office:date-value="2021-01-04T17:04:41" table:style-name="ce2">
            <text:p>1/4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PRA-FlexIndex-DashboardsOnly-NoCharge</text:p>
          </table:table-cell>
          <table:table-cell office:value-type="string" table:style-name="ce1">
            <text:p>Provana_WI_Surefire_Server_SUREFIRE12_DashboardsOnl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weetwater County WY</text:p>
          </table:table-cell>
          <table:table-cell office:value-type="string" table:style-name="ce1">
            <text:p>Tyler (Formerly CSA)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ITTYLERSCN</text:p>
          </table:table-cell>
          <table:table-cell office:value-type="date" office:date-value="2021-02-26T11:54:51" table:style-name="ce2">
            <text:p>2/26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or 8 to 11.5 upgrade</text:p>
          </table:table-cell>
          <table:table-cell office:value-type="string" table:style-name="ce1">
            <text:p>Tyler (Formerly CSA)_WY_Sweetwater County WY_FlexIndex_Server_ITTYLERSCN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he University of Kansas Health System (KUHS) - The Center for Transplantation (Transplant)</text:p>
          </table:table-cell>
          <table:table-cell office:value-type="string" table:style-name="ce1">
            <text:p>The University of Kansas Health System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UKH-LABDE-PROD</text:p>
          </table:table-cell>
          <table:table-cell office:value-type="date" office:date-value="2021-01-22T17:56:21" table:style-name="ce2">
            <text:p>1/22/2021</text:p>
          </table:table-cell>
          <table:table-cell office:value-type="string" table:style-name="ce1">
            <text:p>EXTRACT\Andrew_Loe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upgrade from 10.3</text:p>
          </table:table-cell>
          <table:table-cell office:value-type="string" table:style-name="ce1">
            <text:p>KS_The University of Kansas Health System (KUHS)_LabDE_Server_UKH-LABDE-PROD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ravis County, TX-County Clerk</text:p>
          </table:table-cell>
          <table:table-cell office:value-type="string" table:style-name="ce1">
            <text:p>ImageSoft, Inc.</text:p>
          </table:table-cell>
          <table:table-cell office:value-type="string" table:style-name="ce1">
            <text:p>10.0.0</text:p>
          </table:table-cell>
          <table:table-cell office:value-type="string" table:style-name="ce1">
            <text:p>TCC186381L</text:p>
          </table:table-cell>
          <table:table-cell office:value-type="date" office:date-value="2021-03-12T10:29:08" table:style-name="ce2">
            <text:p>3/12/2021</text:p>
          </table:table-cell>
          <table:table-cell office:value-type="string" table:style-name="ce1">
            <text:p>EXTRACT\Ben_Alb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red from: TCC184478L</text:p>
          </table:table-cell>
          <table:table-cell office:value-type="string" table:style-name="ce1">
            <text:p>TX_Travis County, TX-County Clerk_IDShield_Client_TCC186381L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niversity of Nebraska - Nebraska Medical Center - Transplant</text:p>
          </table:table-cell>
          <table:table-cell table:style-name="ce1"/>
          <table:table-cell office:value-type="string" table:style-name="ce1">
            <text:p>11.3.0</text:p>
          </table:table-cell>
          <table:table-cell office:value-type="string" table:style-name="ce1">
            <text:p>GPEXTAPP01</text:p>
          </table:table-cell>
          <table:table-cell office:value-type="date" office:date-value="2021-01-18T12:11:18" table:style-name="ce2">
            <text:p>1/18/2021</text:p>
          </table:table-cell>
          <table:table-cell office:value-type="string" table:style-name="ce1">
            <text:p>EXTRACT\Rob_F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isable counters due to corruption issue, no royalties</text:p>
          </table:table-cell>
          <table:table-cell office:value-type="string" table:style-name="ce1">
            <text:p>NE-NebraskaMed_Server_GPEXTAPP01_NoCounterOnly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igo County Recorders Office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REC1</text:p>
          </table:table-cell>
          <table:table-cell office:value-type="date" office:date-value="2021-02-05T11:49:37" table:style-name="ce2">
            <text:p>2/5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REC1, new user on old PC</text:p>
          </table:table-cell>
          <table:table-cell office:value-type="string" table:style-name="ce1">
            <text:p>Computer Systems Inc. (CSI)_IN_Vigo County Recorders Office_FlexIndex_IDShield_Client_REC1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igo County Recorders Office</text:p>
          </table:table-cell>
          <table:table-cell office:value-type="string" table:style-name="ce1">
            <text:p>Computer Systems Inc. (CSI)</text:p>
          </table:table-cell>
          <table:table-cell office:value-type="string" table:style-name="ce1">
            <text:p>10.5.0</text:p>
          </table:table-cell>
          <table:table-cell office:value-type="string" table:style-name="ce1">
            <text:p>REC12</text:p>
          </table:table-cell>
          <table:table-cell office:value-type="date" office:date-value="2021-02-05T11:45:29" table:style-name="ce2">
            <text:p>2/5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REC12, new user on old PC</text:p>
          </table:table-cell>
          <table:table-cell office:value-type="string" table:style-name="ce1">
            <text:p>Computer Systems Inc. (CSI)_IN_Vigo County Recorders Office_FlexIndex_IDShield_Client_REC12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ashington County AR - Circuit Clerk</text:p>
          </table:table-cell>
          <table:table-cell office:value-type="string" table:style-name="ce1">
            <text:p>Cott Systems</text:p>
          </table:table-cell>
          <table:table-cell office:value-type="string" table:style-name="ce1">
            <text:p>10.3.0</text:p>
          </table:table-cell>
          <table:table-cell office:value-type="string" table:style-name="ce1">
            <text:p>CIRC-LX16</text:p>
          </table:table-cell>
          <table:table-cell office:value-type="date" office:date-value="2021-02-24T10:15:31" table:style-name="ce2">
            <text:p>2/24/2021</text:p>
          </table:table-cell>
          <table:table-cell office:value-type="string" table:style-name="ce1">
            <text:p>EXTRACT\lori_owe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ransfer from CIRC-LX15</text:p>
          </table:table-cell>
          <table:table-cell office:value-type="string" table:style-name="ce1">
            <text:p>Cott Systems_AR_Washington County AR - Circuit Clerk_IDShield_Client_CIRC-LX16_Full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ashington County MN</text:p>
          </table:table-cell>
          <table:table-cell office:value-type="string" table:style-name="ce1">
            <text:p>West Central Indexing</text:p>
          </table:table-cell>
          <table:table-cell office:value-type="string" table:style-name="ce1">
            <text:p>11.5.0</text:p>
          </table:table-cell>
          <table:table-cell office:value-type="string" table:style-name="ce1">
            <text:p>TIOCR</text:p>
          </table:table-cell>
          <table:table-cell office:value-type="date" office:date-value="2021-02-09T11:02:50" table:style-name="ce2">
            <text:p>2/9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ecreated license after initial license incorrectly created under WCI</text:p>
          </table:table-cell>
          <table:table-cell office:value-type="string" table:style-name="ce1">
            <text:p>West Central Indexing_MN_Washington County MN_FlexIndex_Server_BRANDEN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est Central Indexing</text:p>
          </table:table-cell>
          <table:table-cell table:style-name="ce1"/>
          <table:table-cell office:value-type="string" table:style-name="ce1">
            <text:p>11.5.0</text:p>
          </table:table-cell>
          <table:table-cell office:value-type="string" table:style-name="ce1">
            <text:p>TIOCR</text:p>
          </table:table-cell>
          <table:table-cell office:value-type="date" office:date-value="2021-02-03T15:32:06" table:style-name="ce2">
            <text:p>2/3/2021</text:p>
          </table:table-cell>
          <table:table-cell office:value-type="string" table:style-name="ce1">
            <text:p>EXTRACT\Branden_Bry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License for Washington Web API install</text:p>
          </table:table-cell>
          <table:table-cell office:value-type="string" table:style-name="ce1">
            <text:p>MN_West Central Indexing_FlexIndex_Server_TIOCR_Full</text:p>
          </table:table-cell>
          <table:table-cell office:value-type="string" table:style-name="ce1">
            <text:p>Yes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</text:p>
          </table:table-cell>
          <table:table-cell table:number-columns-repeated="16367"/>
        </table:table-row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rever Gannon</meta:initial-creator>
    <dc:creator>Trever Gannon</dc:creator>
    <meta:creation-date>2021-04-01T15:47:36Z</meta:creation-date>
    <dc:date>2021-04-09T04:23:10Z</dc:date>
  </office:meta>
</office:document-meta>
</file>